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Arial" fo:font-size="13pt" officeooo:paragraph-rsid="00205aaa" style:font-size-asian="11.3500003814697pt" style:font-size-complex="13pt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Arial" fo:font-size="13pt" officeooo:paragraph-rsid="00218271" style:font-size-asian="11.3500003814697pt" style:font-size-complex="13pt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Arial" fo:font-size="13pt" officeooo:paragraph-rsid="0024a6d1" style:font-size-asian="11.3500003814697pt" style:font-size-complex="13pt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Arial" fo:font-size="13pt" officeooo:paragraph-rsid="0025cfb5" style:font-size-asian="11.3500003814697pt" style:font-size-complex="13pt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Arial" fo:font-size="13pt" officeooo:paragraph-rsid="0026c27c" style:font-size-asian="11.3500003814697pt" style:font-size-complex="13pt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02348e8"/>
    </style:style>
    <style:style style:name="T1" style:family="text">
      <style:text-properties officeooo:rsid="001e9102"/>
    </style:style>
    <style:style style:name="T2" style:family="text">
      <style:text-properties officeooo:rsid="00205aaa"/>
    </style:style>
    <style:style style:name="T3" style:family="text">
      <style:text-properties officeooo:rsid="00218271"/>
    </style:style>
    <style:style style:name="T4" style:family="text">
      <style:text-properties officeooo:rsid="002348e8"/>
    </style:style>
    <style:style style:name="T5" style:family="text">
      <style:text-properties style:font-name="Arial" fo:font-size="13pt" officeooo:rsid="002348e8" style:font-size-asian="11.3500003814697pt" style:font-size-complex="13pt"/>
    </style:style>
    <style:style style:name="T6" style:family="text">
      <style:text-properties style:font-name="Arial" fo:font-size="13pt" officeooo:rsid="002348e8" style:font-size-asian="13pt" style:font-size-complex="13pt"/>
    </style:style>
    <style:style style:name="T7" style:family="text">
      <style:text-properties style:font-name="Arial" officeooo:rsid="002348e8"/>
    </style:style>
    <style:style style:name="T8" style:family="text">
      <style:text-properties officeooo:rsid="0024a6d1"/>
    </style:style>
    <style:style style:name="T9" style:family="text">
      <style:text-properties officeooo:rsid="0025cfb5"/>
    </style:style>
    <style:style style:name="T10" style:family="text">
      <style:text-properties officeooo:rsid="0026c2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Использование TEI и RDF в информационно-поисковой системе «Русская литература XVIII века»</text:span></text:p>
      <text:p text:style-name="P1"><text:span text:style-name="T2">Using TEI and RDF in the information retrieval system «Russian literature of XVIIIth century»</text:span></text:p>
      <text:p text:style-name="P1"><text:span text:style-name="T2">А. В. Андреев, младший научный сотрудник</text:span></text:p>
      <text:p text:style-name="P1"><text:a xlink:type="simple" xlink:href="mailto:artem@oktetlabs.ru"><text:span text:style-name="T2">artem@oktetlabs.ru</text:span></text:a></text:p>
      <text:p text:style-name="P1"><text:span text:style-name="T2">Институт лингвистических исследований РАН, Санкт-Петербург, Россия</text:span></text:p>
      <text:p text:style-name="P1"><text:span text:style-name="T2"/></text:p>
      <text:p text:style-name="P5"><text:span text:style-name="T10">Информационно-поисковая система </text:span><text:span text:style-name="T2">«Русская литература XVIII века» </text:span><text:span text:style-name="T10">обеспечивает поиск текстов и фрагментов текстов по ряду параметров, как-то: элементы библиографического описания, упоминаемые имена собственные, стиховедческие параметры и т. п. </text:span></text:p>
      <text:p text:style-name="P4"><text:span text:style-name="T9">реляционная модель оказалась неадекватной</text:span></text:p>
      <text:p text:style-name="P3"><text:span text:style-name="T8">Dublin Core, FOAF</text:span></text:p>
      <text:p text:style-name="P4"><text:span text:style-name="T9">собственная схема</text:span></text:p>
      <text:p text:style-name="P4"><text:span text:style-name="T9">структура текста</text:span></text:p>
      <text:p text:style-name="P1"><text:span text:style-name="T2"/></text:p>
      <text:p text:style-name="P2"><text:span text:style-name="T3">Литература</text:span></text:p>
      <text:p text:style-name="P2"><text:span text:style-name="T3">Андреев А. В., Бухаркин П. Е., Матвеев Е. М., Пономарева М. В. О разработке новой теоретической модели репрезентации истории литературы (на материале русской литературы XVIII века) // Литературная культура России XVIII века. Выпуск 3. - СПб, 2009. С. 303-310</text:span></text:p>
      <text:p text:style-name="P6"><text:span text:style-name="T5">Tummarello G., Morbidoni C., Pierazzo E. Toward textual encoding based on RDF // </text:span><text:span text:style-name="T6">Proceedings of the 9th ICCC International Conference on Electronic Publishing. - Leuven-Heverlee, 2005. PP. 57-64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14T02:40:22</meta:creation-date>
    <meta:document-statistic meta:table-count="0" meta:image-count="0" meta:object-count="0" meta:page-count="1" meta:paragraph-count="13" meta:word-count="144" meta:character-count="1102"/>
    <dc:date>2012-04-14T11:28:35</dc:date>
    <meta:editing-duration>PT01H17M03S</meta:editing-duration>
    <meta:editing-cycles>1</meta:editing-cycles>
    <meta:generator>OpenOffice.org/3.2$Unix OpenOffice.org_project/320m19$Build-9505</meta:generator>
  </office:meta>
</office:document-meta>
</file>